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39in"/>
    </style:style>
    <style:style style:name="co2" style:family="table-column">
      <style:table-column-properties fo:break-before="auto" style:column-width="4.0311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95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top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37">
      <style:table-cell-properties style:vertical-align="top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>
            <text:p>Progress</text:p>
          </table:table-cell>
          <table:table-cell table:style-name="ce4" office:value-type="string">
            <text:p>Description</text:p>
          </table:table-cell>
          <table:table-cell table:style-name="ce1" office:value-type="string">
            <text:p>Deadlin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teration #1 (Inception)</text:p>
          </table:table-cell>
          <table:table-cell table:style-name="ce5" office:value-type="string">
            <text:p>Vision Statement and 20% of use cases completed</text:p>
          </table:table-cell>
          <table:table-cell table:style-name="ce8" office:value-type="date" office:date-value="2010-02-24">
            <text:p>02/24/10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Iteration #2 (Elaboration)</text:p>
          </table:table-cell>
          <table:table-cell table:style-name="ce6" office:value-type="string">
            <text:p>CreateGame, JoinGame, <text:s/>and SendMessage use cases</text:p>
          </table:table-cell>
          <table:table-cell table:style-name="ce8" office:value-type="date" office:date-value="2010-03-17">
            <text:p>03/17/10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Iteration #3 (Construction)</text:p>
          </table:table-cell>
          <table:table-cell table:style-name="ce5" office:value-type="string">
            <text:p>AddBoard, AddObject, and Delete Object <text:s/>use cases</text:p>
          </table:table-cell>
          <table:table-cell table:style-name="ce8" office:value-type="date" office:date-value="2010-03-24">
            <text:p>03/24/10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Iteration #4 (Construction)</text:p>
          </table:table-cell>
          <table:table-cell table:style-name="ce5" office:value-type="string">
            <text:p>MoveObject, DrawCard, and ShuffleDeck start on EditOptions use cases</text:p>
          </table:table-cell>
          <table:table-cell table:style-name="ce8" office:value-type="date" office:date-value="2010-04-07">
            <text:p>04/07/10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Iteration #5 (Construction)</text:p>
          </table:table-cell>
          <table:table-cell table:style-name="ce5" office:value-type="string">
            <text:p>RollDice, BanPlayer, UnbanPlayer, and LockBoard use cases, refine EditOptions use case</text:p>
          </table:table-cell>
          <table:table-cell table:style-name="ce8" office:value-type="date" office:date-value="2010-04-21">
            <text:p>04/21/1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inal Release (Transition)</text:p>
          </table:table-cell>
          <table:table-cell table:style-name="ce5" office:value-type="string">
            <text:p>Final refinements, debugging, and testing as necessary</text:p>
          </table:table-cell>
          <table:table-cell table:style-name="ce8" office:value-type="date" office:date-value="2010-05-04">
            <text:p>05/04/10</text:p>
          </table:table-cell>
          <table:table-cell table:number-columns-repeated="1021"/>
        </table:table-row>
        <table:table-row table:style-name="ro6" table:number-rows-repeated="3">
          <table:table-cell/>
          <table:table-cell table:style-name="ce5"/>
          <table:table-cell table:number-columns-repeated="1022"/>
        </table:table-row>
        <table:table-row table:style-name="ro6" table:number-rows-repeated="5">
          <table:table-cell/>
          <table:table-cell table:style-name="ce7"/>
          <table:table-cell table:number-columns-repeated="1022"/>
        </table:table-row>
        <table:table-row table:style-name="ro6" table:number-rows-repeated="6552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table:table-column table:style-name="co4" table:default-cell-style-name="ce3"/>
        <table:table-column table:style-name="co3" table:number-columns-repeated="1023" table:default-cell-style-name="ce3"/>
        <table:table-row table:style-name="ro6" table:number-rows-repeated="65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2">
        <table:table-column table:style-name="co4" table:default-cell-style-name="ce3"/>
        <table:table-column table:style-name="co3" table:number-columns-repeated="1023" table:default-cell-style-name="ce3"/>
        <table:table-row table:style-name="ro6" table:number-rows-repeated="6553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02/24/2010</text:date>, <text:time>13:5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Christopher Czyzewski</meta:initial-creator>
    <dc:creator>Christopher Czyzewski</dc:creator>
    <meta:creation-date>2010-02-16T13:15:30Z</meta:creation-date>
    <dc:date>2010-02-24T13:50:19.20</dc:date>
    <meta:editing-cycles>2</meta:editing-cycles>
    <meta:editing-duration>PT00H47M03S</meta:editing-duration>
    <meta:document-statistic meta:table-count="3" meta:cell-count="21" meta:object-count="0"/>
  </office:meta>
</office:document-meta>
</file>